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5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g_list_classified" table:style-name="ta1">
        <table:shapes>
          <draw:frame draw:z-index="0" draw:style-name="gr1" draw:text-style-name="P1" svg:width="15.999cm" svg:height="8.999cm" svg:x="3.604cm" svg:y="0.1cm">
            <draw:object draw:notify-on-update-of-ranges="tag_list_classified.A1:tag_list_classified.A1 tag_list_classified.A2:tag_list_classified.A11 tag_list_classified.B1:tag_list_classified.B1 tag_list_classified.B2:tag_list_classified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autr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S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LA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umériqu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olitiq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ésea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ience ouvert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ujet d’étude, discipli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5T19:39:29.531351020</dc:date>
    <meta:editing-duration>PT49M36S</meta:editing-duration>
    <meta:editing-cycles>1</meta:editing-cycles>
    <meta:document-statistic meta:table-count="1" meta:cell-count="23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572cm" svg:y="0.316cm" chart:style-name="ch2">
          <text:p>Répartition des hashtags des followers par catégories</text:p>
        </chart:title>
        <chart:legend chart:legend-position="end" svg:x="11.647cm" svg:y="1.96cm" style:legend-expansion="high" chart:style-name="ch3"/>
        <chart:plot-area chart:style-name="ch4" table:cell-range-address="tag_list_classified.A1:tag_list_classified.B11" chart:data-source-has-labels="both" svg:x="0.35cm" svg:y="1.445cm" svg:width="10.947cm" svg:height="7.205cm">
          <chart:coordinate-region svg:x="2.221cm" svg:y="1.446cm" svg:width="7.204cm" svg:height="7.204cm"/>
          <chart:axis chart:dimension="x" chart:name="primary-x" chart:style-name="ch5" chartooo:axis-type="auto">
            <chartooo:date-scale/>
            <chart:categories table:cell-range-address="tag_list_classified.A2:tag_list_classified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g_list_classified.B2:tag_list_classified.B11" chart:label-cell-address="tag_list_classified.B1:tag_list_classified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</text:p>
                <draw:g>
                  <svg:desc>tag_list_classified.B1:tag_list_classifie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re</text:p>
                <draw:g>
                  <svg:desc>tag_list_classified.A2:tag_list_classified.A11</svg:desc>
                </draw:g>
              </table:table-cell>
              <table:table-cell office:value-type="float" office:value="8">
                <text:p>8</text:p>
                <draw:g>
                  <svg:desc>tag_list_classified.B2:tag_list_classified.B11</svg:desc>
                </draw:g>
              </table:table-cell>
            </table:table-row>
            <table:table-row>
              <table:table-cell office:value-type="string">
                <text:p>ESR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LAM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S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umériqu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olitiqu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ésea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ience ouvert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ujet d’étude, disciplin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vill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